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6dc37" officeooo:paragraph-rsid="0006dc37"/>
    </style:style>
    <style:style style:name="P2" style:family="paragraph" style:parent-style-name="Standard">
      <style:paragraph-properties fo:text-align="justify" style:justify-single-word="false"/>
      <style:text-properties officeooo:rsid="0006dc37" officeooo:paragraph-rsid="0007891a"/>
    </style:style>
    <style:style style:name="P3" style:family="paragraph" style:parent-style-name="Standard">
      <style:paragraph-properties fo:text-align="justify" style:justify-single-word="false"/>
      <style:text-properties officeooo:rsid="0007891a" officeooo:paragraph-rsid="0007891a"/>
    </style:style>
    <style:style style:name="P4" style:family="paragraph" style:parent-style-name="Standard">
      <style:paragraph-properties fo:text-align="justify" style:justify-single-word="false"/>
      <style:text-properties officeooo:rsid="0007891a" officeooo:paragraph-rsid="0006dc37"/>
    </style:style>
    <style:style style:name="T1" style:family="text">
      <style:text-properties officeooo:rsid="0007891a"/>
    </style:style>
    <style:style style:name="T2" style:family="text">
      <style:text-properties officeooo:rsid="000798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 Evaluacion.</text:p>
      <text:p text:style-name="P1"/>
      <text:p text:style-name="P1">Problemas con RMI</text:p>
      <text:p text:style-name="P1">El juego funciona con <text:span text:style-name="T1">casi </text:span>todas sus funcionalidades pero solo de manera local.</text:p>
      <text:p text:style-name="P1">El metodo agregarObservadores de la clase FacadeRomota cuando se quiere agregar un objeto partidaController como observador da un excepción de que no se puede serializar una clase.</text:p>
      <text:p text:style-name="P1"/>
      <text:p text:style-name="P2"><text:span text:style-name="T1">RF n</text:span>o completados por demoras con RMI, <text:span text:style-name="T1">se invirtió mucho tiempo tratando de hacer funcionar el sistema cliente servidor. </text:span></text:p>
      <text:p text:style-name="P3">Creemos que estos requerimientos los podríamos haber cumplido sin problemas si no hubiésemos tenido el contratiempo con RMI.</text:p>
      <text:p text:style-name="P1"/>
      <text:p text:style-name="P1">5</text:p>
      <text:p text:style-name="P1">RF-J1</text:p>
      <text:p text:style-name="P1">Inicio de juego</text:p>
      <text:p text:style-name="P1">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l jugador X.</text:p>
      <text:p text:style-name="P1"/>
      <text:p text:style-name="P1">17</text:p>
      <text:p text:style-name="P1">RF-A3</text:p>
      <text:p text:style-name="P1">Aumentar apuesta</text:p>
      <text:p text:style-name="P1">En cualquier momento de la partida y cuando sea su turno un jugador puede aumentar la apuesta. No podrá aumentar la apuesta dos veces consecutivas. No podrá aumentar la apuesta por un monto mayor al crédito disponible de su oponente.</text:p>
      <text:p text:style-name="P1"/>
      <text:p text:style-name="P1"/>
      <text:p text:style-name="P1">19</text:p>
      <text:p text:style-name="P1">RF-ADM1</text:p>
      <text:p text:style-name="P1">Listado de partidas </text:p>
      <text:p text:style-name="P1">El administrador podrá acceder a un listado de todas las partidas, finalizadas y en curso. El listado deberá mostrar la siguiente información: [Nº Partida] [En juego o finalizada] [Nº turno ] jugador 1 ($ saldo) - jugador 2 ($ saldo) : $Total apostado</text:p>
      <text:p text:style-name="P1"/>
      <text:p text:style-name="P1">20</text:p>
      <text:p text:style-name="P1">RF-ADM2</text:p>
      <text:p text:style-name="P1">Detalle de partida</text:p>
      <text:p text:style-name="P1">El administrador podrá seleccionar una partida del listado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ext:p text:style-name="P2"/>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20:29:29.630000000</meta:creation-date>
    <dc:date>2017-12-11T20:45:08.083000000</dc:date>
    <meta:editing-duration>PT5M37S</meta:editing-duration>
    <meta:editing-cycles>2</meta:editing-cycles>
    <meta:generator>LibreOffice/5.4.2.2$Windows_X86_64 LibreOffice_project/22b09f6418e8c2d508a9eaf86b2399209b0990f4</meta:generator>
    <meta:document-statistic meta:table-count="0" meta:image-count="0" meta:object-count="0" meta:page-count="1" meta:paragraph-count="22" meta:word-count="293" meta:character-count="1766" meta:non-whitespace-character-count="1493"/>
  </office:meta>
</office:document-meta>
</file>